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6</text:p>
      <text:p text:style-name="Subtitle">Footprinting</text:p>
      <text:p text:style-name="Text_20_body"/>
      <text:list xml:id="list5433370506703269448" text:style-name="L1">
        <text:list-item>
          <text:p text:style-name="P1">Dada una organización que usted determine utilice el DNS para obtener la siguiente información (para cada ítem se provee el uso del comando usando como organización la Universidad Nacional de la Patagonia).</text:p>
          <text:list>
            <text:list-item>
              <text:p text:style-name="P1">Servidores de DNS de la organización</text:p>
              <text:p text:style-name="P1"># host -t ns unp.edu.ar</text:p>
            </text:list-item>
            <text:list-item>
              <text:p text:style-name="P1">Servidores de DNS del dominio superior</text:p>
              <text:p text:style-name="P1"># host -t ns edu.ar</text:p>
              <text:p text:style-name="P1"># host -t ns ar</text:p>
              <text:p text:style-name="P1"># host -t ns .</text:p>
            </text:list-item>
            <text:list-item>
              <text:p text:style-name="P1">Servidores de mail de la organización</text:p>
              <text:p text:style-name="P1"># host -t mx unp.edu.ar</text:p>
            </text:list-item>
            <text:list-item>
              <text:p text:style-name="P1">Servidor de DNS primario</text:p>
              <text:p text:style-name="P1"># host -t soa unp.edu.ar</text:p>
            </text:list-item>
          </text:list>
        </text:list-item>
      </text:list>
      <text:p text:style-name="Standard"/>
      <text:list xml:id="list33794277" text:continue-numbering="true" text:style-name="L1">
        <text:list-item>
          <text:p text:style-name="P1">Visite el sitio http://searchdns.netcraft.com para descubrir servidores web dentro de algún dominio. Luego, cliqueando sobre el ícono “Site Report” de alguno de los servidores, podrá ver información adicional del mismo. Pruébelo al menos contra los sitios microsoft.com y kernel.org. Observar en qué bloque de direcciones están alojados los sitios.</text:p>
        </text:list-item>
      </text:list>
      <text:p text:style-name="Standard"/>
      <text:list xml:id="list33788666" text:continue-numbering="true" text:style-name="L1">
        <text:list-item>
          <text:p text:style-name="P1">Visite el sitio http://web.archive.org y úselo para encontrar el sitio más antiguo de la organización que usted determine. ¿De qué fecha es la versión cacheada del sitio?</text:p>
        </text:list-item>
      </text:list>
      <text:p text:style-name="Standard">El sitio elegido fue <text:a xlink:type="simple" xlink:href="https://www.mercadolibre.com.ar/" text:style-name="Internet_20_link" text:visited-style-name="Visited_20_Internet_20_Link">https://www.mercadolibre.com.ar/</text:a>. La versión mas antigua fue 28/11/1999.</text:p>
      <text:p text:style-name="Standard"><text:a xlink:type="simple" xlink:href="https://web.archive.org/web/19991127075235/http://www.mercadolibre.com:80/osauction.shtml" text:style-name="Internet_20_link" text:visited-style-name="Visited_20_Internet_20_Link">https://web.archive.org/web/19991127075235/http://www.mercadolibre.com:80/osauction.s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text-align="justify" style:justify-single-word="false" style:page-number="auto"/>
      <style:text-properties fo:language="es" fo:country="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Header" style:family="paragraph" style:parent-style-name="Standard" style:class="extra">
      <style:paragraph-properties fo:margin-top="0cm" fo:margin-bottom="0cm" fo:line-height="100%" fo:text-align="end" style:justify-single-word="false" text:number-lines="false" text:line-number="0">
        <style:tab-stops>
          <style:tab-stop style:position="8.498cm" style:type="center"/>
          <style:tab-stop style:position="16.999cm" style:type="right"/>
        </style:tab-stops>
      </style:paragraph-properties>
      <style:text-properties fo:color="#b2b2b2" fo:font-size="10pt" fo:font-style="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Arquitectura de Redes y Servicios - 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3M49S</meta:editing-duration>
    <meta:editing-cycles>13</meta:editing-cycles>
    <meta:generator>OpenOffice/4.1.2$Win32 OpenOffice.org_project/412m3$Build-9782</meta:generator>
    <dc:date>2018-06-11T13:58:25.84</dc:date>
    <meta:document-statistic meta:table-count="0" meta:image-count="0" meta:object-count="0" meta:page-count="1" meta:paragraph-count="18" meta:word-count="191" meta:character-count="1252"/>
    <dc:creator>hugo donato</dc:creator>
    <meta:user-defined meta:name="Info 1"/>
    <meta:user-defined meta:name="Info 2"/>
    <meta:user-defined meta:name="Info 3"/>
    <meta:user-defined meta:name="Info 4"/>
  </office:meta>
</office:document-meta>
</file>